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7" office:value-type="string" calcext:value-type="string">
            <text:p>1 (multivitamin only — vitamin D seems to be empty)</text:p>
          </table:table-cell>
          <table:table-cell table:style-name="ce127"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Ezra Union</text:p>
            <text:p>- Prof. Turner edit</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7"/>
          <table:table-cell table:style-name="ce55"/>
          <table:table-cell table:number-columns-repeated="1015"/>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9:51:35.40103949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8T19:51:56.905150065</dc:date>
    <meta:creation-date>2016-09-05T22:47:24Z</meta:creation-date>
    <meta:editing-cycles>1504</meta:editing-cycles>
    <meta:editing-duration>P30DT12H48M48S</meta:editing-duration>
    <meta:generator>LibreOffice/5.2.7.2$Linux_X86_64 LibreOffice_project/20m0$Build-2</meta:generator>
    <meta:document-statistic meta:table-count="4" meta:cell-count="4203" meta:object-count="0"/>
  </office:meta>
</office:document-meta>
</file>